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_Persistent_Stream_Repository.put( final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ile_Persistent_Stream_Repository.get( final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le_Persistent_Stream_Repository.getSize( final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_Persistent_Stream_Repository.getExtensionDeco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